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4F000129700000566607ABB6E0.svm"/>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FreeSans1" svg:font-family="FreeSans" style:font-family-generic="swiss"/>
    <style:font-face style:name="Nimbus Roman No9 L" svg:font-family="'Nimbus Roman No9 L'"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ab-stops>
          <style:tab-stop style:position="0.0134in"/>
          <style:tab-stop style:position="3.3465in" style:type="center"/>
          <style:tab-stop style:position="6.6929in"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style>
    <style:style style:name="P5" style:family="paragraph" style:parent-style-name="Standard" style:master-page-name="First_20_Page">
      <style:paragraph-properties style:page-number="auto"/>
    </style:style>
    <style:style style:name="P6" style:family="paragraph" style:parent-style-name="Standard">
      <style:paragraph-properties fo:text-align="justify" style:justify-single-word="false"/>
    </style:style>
    <style:style style:name="P7" style:family="paragraph" style:parent-style-name="Standard" style:list-style-name="L1">
      <style:paragraph-properties fo:text-align="justify" style:justify-single-word="false"/>
    </style:style>
    <style:style style:name="P8" style:family="paragraph" style:parent-style-name="Standard" style:list-style-name="L2">
      <style:paragraph-properties fo:text-align="justify" style:justify-single-word="false"/>
    </style:style>
    <style:style style:name="P9" style:family="paragraph" style:parent-style-name="Heading_20_2">
      <style:paragraph-properties fo:break-before="page"/>
    </style:style>
    <style:style style:name="P10" style:family="paragraph" style:parent-style-name="Heading_20_1">
      <style:paragraph-properties fo:text-align="center" style:justify-single-word="false"/>
    </style:style>
    <style:style style:name="P11" style:family="paragraph" style:parent-style-name="Heading_20_1" style:list-style-name="">
      <style:paragraph-properties fo:line-height="100%" fo:text-align="start" style:justify-single-word="false" fo:keep-together="auto">
        <style:tab-stops/>
      </style:paragraph-properties>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P4"><draw:frame draw:style-name="fr1" draw:name="graphics1" text:anchor-type="paragraph" svg:x="1.4571in" svg:y="0.0917in" svg:width="3.7791in" svg:height="1.098in" draw:z-index="0"><draw:image xlink:href="Pictures/2000004F000129700000566607ABB6E0.svm"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0" text:outline-level="1">PROPUESTA DE COLABORACION</text:h>
      <text:h text:style-name="P10" text:outline-level="1">PARA LA FABZ</text:h>
      <text:h text:style-name="P11" text:outline-level="1"/>
      <text:h text:style-name="P9" text:outline-level="2">¿Que es guifi.net?</text:h>
      <text:p text:style-name="P2"/>
      <text:p text:style-name="P2">Guifi.net es un proyecto que tiene como objetivo crear una red informática de telecomunicaciones libre, abierta y neutral.</text:p>
      <text:p text:style-name="P2"/>
      <text:p text:style-name="P2">En sus inicios, guifi.net <text:s/>nació para llevar Internet hasta lugares <text:s/>rurales donde las operadoras <text:s/>comerciales no tenían interés en llegar. <text:s/>Gracias al trabajo de una gran <text:s/>comunidad de personas, el proyecto se ha <text:s/>extendido hasta tal punto que <text:s/>ya es considerada una red ciudadana <text:s/>alternativa a las redes <text:s/>comerciales[1].</text:p>
      <text:p text:style-name="P2"/>
      <text:p text:style-name="P2">Es un proyecto colaborativo organizado horizontalmente que aglutina a <text:s/>personas individuales, colectivos, empresas, administraciones y universidades. Es abierto y, por tanto, todo el mundo puede participar en igualdad de condiciones en el marco del Procomún[4].</text:p>
      <text:p text:style-name="P2"/>
      <text:p text:style-name="P2">Guifi.net no sólo se limita al ámbito urbano, también disponemos de una gran cantidad de nodos en el ámbito rural.</text:p>
      <text:h text:style-name="Heading_20_2" text:outline-level="2"/>
      <text:h text:style-name="Heading_20_2" text:outline-level="2"/>
      <text:h text:style-name="Heading_20_2" text:outline-level="2"/>
      <text:h text:style-name="Heading_20_2" text:outline-level="2">La Fundación Guifi.net</text:h>
      <text:p text:style-name="Text_20_body"/>
      <text:p text:style-name="P2">El 11 de julio de 2.008 se creó la «Fundación privada para la red abierta, libre y neutral guifi.net» <text:s/>con el objetivo de ser un instrumento más al servicio de la red abierta <text:s/>sin alterar la forma original. La Fundación guifi.net es un operador de telecomunicaciones inscrito en el registro de operadores de la CMT (Comisión del Mercado de las Telecomunicaciones). También es una ONG de cooperación al desarrollo con diversos proyectos en África, Asia y América. </text:p>
      <text:p text:style-name="P2">Guifi.net es Premio Nacional de Telecomunicaciones y es uno de los <text:s/>miembros integrantes de la Red Europea de Living Labs de la Unión.</text:p>
      <text:p text:style-name="P2"/>
      <text:p text:style-name="P2"/>
      <text:h text:style-name="P9" text:outline-level="2">Guifi.net en Aragón</text:h>
      <text:p text:style-name="P2"/>
      <text:p text:style-name="P2">Nuestro <text:s/>objetivo es desarrollar el proyecto en Aragón, dar conectividad a lugares olvidados por las operadoras y ofrecer a su población algunos <text:s/>servicios de <text:s/>telecomunicación gratuitos.</text:p>
      <text:p text:style-name="P2"/>
      <text:p text:style-name="P2">En <text:s/>Zaragoza, hubo un primer acercamiento al proyecto en octubre de 2010, <text:s/>durante el Hackmeeting celebrado en el CSO Kike Mur [2]. Personas de <text:s/>REAS y del Downgrade Hacklab tantearon la posibilidad de empezar a <text:s/>montar una primera estructura en el centro de la ciudad para aportar su <text:s/>granito de arena desde Aragón al desarrollo del proyecto.</text:p>
      <text:p text:style-name="P2"/>
      <text:p text:style-name="P2">No es <text:s/>descabellado pensar que en un futuro cercano podamos contar con una red a <text:s/>nivel estatal, o al menos estar conectados con el arco mediterráneo, a <text:s/>juzgar por el mapa actual de nodos [3].</text:p>
      <text:p text:style-name="P2"/>
      <text:h text:style-name="Heading_20_2" text:outline-level="2"/>
      <text:h text:style-name="Heading_20_2" text:outline-level="2"/>
      <text:h text:style-name="Heading_20_2" text:outline-level="2">Los usuarios</text:h>
      <text:p text:style-name="P2"/>
      <text:p text:style-name="P2">Los usuarios de guifi.net son particulares, asociaciones, empresas, administraciones... <text:s/>que construyen una red de telecomunicaciones ciudadana, una red que es propiedad de todos los que forman parte de ella.</text:p>
      <text:p text:style-name="P2"/>
      <text:p text:style-name="P2">Guifi.net es de todo el mundo que participa en ella, somos los usuarios quienes hacemos el mantenimiento de los tramos de red que necesitamos. Esto nos garantiza poder tener los niveles de <text:s/>disponibilidad de la red en función de nuestras necesidades y del mantenimiento que hacemos.</text:p>
      <text:p text:style-name="P2"/>
      <text:p text:style-name="P2"/>
      <text:h text:style-name="P9" text:outline-level="2">La tecnología</text:h>
      <text:p text:style-name="P2"/>
      <text:p text:style-name="P2">La mayoría de los enlaces que hay en guifi.net son inalámbricos, utilizando las frecuencias disponibles según el cuadro nacional de frecuencias, aunque una pequeña parte de ellos se realizan con fibra óptica, a velocidades giga-bit.</text:p>
      <text:p text:style-name="P2"/>
      <text:p text:style-name="P2">En guifi.net se asesora mediante documentación, foros, vídeos.., para que los usuarios aprendan a utilizar las tecnologías apropiadas y así, con sus propios medios, puedan hacer llegar la red allí donde la necesiten con la mejor calidad posible.</text:p>
      <text:p text:style-name="P2"/>
      <text:p text:style-name="P2"/>
      <text:p text:style-name="P2"/>
      <text:p text:style-name="P2"/>
      <text:h text:style-name="Heading_20_2" text:outline-level="2">¿A mi para que me sirve ser usuario de guifi.net?</text:h>
      <text:p text:style-name="P2"/>
      <text:p text:style-name="P2">Guifi.net puede servir para múltiples propósitos. Ejemplos de ello son: servidores de documentos, juegos, vozIP, conexión de oficinas, sedes ...[5]. Estos servicios son proporcionados por los propios usuarios de la red al igual que su mantenimiento.</text:p>
      <text:p text:style-name="P2"/>
      <text:p text:style-name="P2">Para crear una conciencia global sobre las telecomunicaciones y la importancia de que los usuarios estén conectados con sus medios y no a través de instituciones privadas. </text:p>
      <text:p text:style-name="P2"/>
      <text:p text:style-name="P2">Para aprender como es posible lograr una conectividad plena gracias a la colaboración entre los usuarios. Estés dónde estés, puedes conseguir conectarte a guifi.net si hay dispositivos, a una distancia media, si no los hay, tu puedes conseguir que la conectividad llegue hasta allí. Como ejemplo, pueblos de Asturias que han conseguido que pueblos recónditos, gocen de conexión con sus pueblos vecinos, ya que a las operadoras comerciales no les salia rentable darles conexión.</text:p>
      <text:p text:style-name="P2"/>
      <text:h text:style-name="P9" text:outline-level="2">¿Que cuesta montar un nodo guifi.net? </text:h>
      <text:p text:style-name="P2"/>
      <text:p text:style-name="P2">Depende de cuál sea tu objetivo. </text:p>
      <text:p text:style-name="P2"/>
      <text:p text:style-name="P2"/>
      <text:list xml:id="list49277330" text:style-name="L1">
        <text:list-item>
          <text:p text:style-name="P7">Mi objetivo es conectarme: </text:p>
          <text:p text:style-name="P7"/>
          <text:p text:style-name="P7">Teniendo visibilidad directa con un supernodo, puedes conectarte a él comprando una antena exterior que te lleva la conexión hasta dentro de tu casa o comunidad, para luego redistribuirla como quieras dentro de casa siempre dentro del marco del Procomún. Esta instalación constituye un nodo y el precio oscila entre los 80 y 100 euros.</text:p>
        </text:list-item>
      </text:list>
      <text:p text:style-name="P2"/>
      <text:p text:style-name="P2"/>
      <text:list xml:id="list1846459090" text:continue-numbering="true" text:style-name="L1">
        <text:list-item>
          <text:p text:style-name="P7">Mi objetivo es extender la red: </text:p>
          <text:p text:style-name="P7"/>
          <text:p text:style-name="P7">El supernodo actúa como punto de interconexión entre los distintos nodos que componen la red. Consiguiendo interconectar varios supernodos se consigue escalar la red. La configuración de un supernodo puede ser muy variada, según las necesidades desde 400 a 500 euros podrías instalar un supernodo sencillo, aumentando su precio en función de las antenas o servicios que se deseen instalar.</text:p>
          <text:p text:style-name="P7"/>
        </text:list-item>
      </text:list>
      <text:p text:style-name="P2"/>
      <text:p text:style-name="P2">En la presentación[6] se pueden encontrar distintas configuraciones e instalaciones de las dos opciones.</text:p>
      <text:p text:style-name="P2"/>
      <text:h text:style-name="P9" text:outline-level="2">Experiencias guifi.net</text:h>
      <text:p text:style-name="P2"/>
      <text:list xml:id="list1156108251" text:style-name="L2">
        <text:list-item>
          <text:p text:style-name="P8">Particulares</text:p>
          <text:p text:style-name="P8"/>
          <text:p text:style-name="P8">Acceso a internet. Estudiantes en un piso de alquiler acceden con un coste reducido a la Intranet de la universidad.</text:p>
          <text:p text:style-name="P8"/>
          <text:p text:style-name="P8">Compartir internet. Dos familiares de la misma ciudad comparten el coste de internet.</text:p>
          <text:p text:style-name="P8"/>
          <text:p text:style-name="P8">Gestión remota. Un usuario particular de guifi.net utiliza la red para gestionar remotamente el ordenador de un pariente o amigo.</text:p>
        </text:list-item>
      </text:list>
      <text:p text:style-name="P2"/>
      <text:list xml:id="list1716115264" text:continue-numbering="true" text:style-name="L2">
        <text:list-header>
          <text:p text:style-name="P8">Acceso rural. Un usuario puede conectar a <text:s text:c="2"/>internet en su pueblo los fines de semana y vacaciones.</text:p>
        </text:list-header>
      </text:list>
      <text:p text:style-name="P2"/>
      <text:list xml:id="list1160484412" text:continue-numbering="true" text:style-name="L2">
        <text:list-item>
          <text:p text:style-name="P8">Asociaciones y empresas.</text:p>
        </text:list-item>
      </text:list>
      <text:p text:style-name="P2"/>
      <text:list xml:id="list730890292" text:continue-numbering="true" text:style-name="L2">
        <text:list-header>
          <text:p text:style-name="P8">Unir sedes con guifi.net: empresas y centros sociales, unen <text:s/>sedes distanciadas con un ancho de banda simétrico a un precio razonable.</text:p>
        </text:list-header>
      </text:list>
      <text:p text:style-name="P2"/>
      <text:list xml:id="list360014323" text:continue-numbering="true" text:style-name="L2">
        <text:list-header>
          <text:p text:style-name="P8">Videovigilancia. Cámaras de seguridad en almacenes y huertos.</text:p>
        </text:list-header>
      </text:list>
      <text:p text:style-name="P2"/>
      <text:list xml:id="list1427904418" text:continue-numbering="true" text:style-name="L2">
        <text:list-header>
          <text:p text:style-name="P8">Gestión remota de industrias. Una empresa <text:s/>conecta su sede a Guifi.net y la controla desde casa o cualquier lugar (un ejemplo lo podemos encontrar en la empresa Serralleria Vilaró).</text:p>
          <text:p text:style-name="P8"/>
          <text:p text:style-name="P8">Backup de datos. Tener las copias de seguridad de datos en distintas ubicaciones.</text:p>
          <text:p text:style-name="P8"/>
          <text:p text:style-name="P8">Mirror de servidores. Existe un rizoma de servidores repartidos por comarcas barcelonesas replicándose continuamente dando servicio tanto dentro de guifi.net como fuera.</text:p>
          <text:p text:style-name="P8"/>
          <text:p text:style-name="P8">Emisora de radio. En Hospitalet tienen una radio con canales de música copyleft (chillout, dance, pop-rock) que utilizan usuarios y comercios como peluquerías para su hilo musical.</text:p>
        </text:list-header>
      </text:list>
      <text:p text:style-name="P2"><text:soft-page-break/></text:p>
      <text:list xml:id="list1537171404" text:continue-numbering="true" text:style-name="L2">
        <text:list-item>
          <text:p text:style-name="P8">Administraciones</text:p>
        </text:list-item>
      </text:list>
      <text:p text:style-name="P2"/>
      <text:list xml:id="list571878239" text:continue-numbering="true" text:style-name="L2">
        <text:list-header>
          <text:p text:style-name="P8">Acceso ciudadano a la banda ancha. Hay muchos casos de administraciones públicas cuyos ayuntamientos utilizan guifi.net para hacer llegar la banda ancha que no ofrecen las operadoras tradicionales. El ayuntamiento de Avinyonet y varios de la Garrotxa, utilizan guifi.net para dar servicio a sus ciudadanos.</text:p>
        </text:list-header>
      </text:list>
      <text:p text:style-name="P2"/>
      <text:h text:style-name="Heading_20_2" text:outline-level="2">¿Que se le pide a la FABZ?</text:h>
      <text:p text:style-name="P2"/>
      <text:p text:style-name="P2">Invitamos a la FABZ a unirse al proyecto, estamos buscando participantes y voluntarios que quieran colaborar con éste proyecto para disfrutar de las ventajas de la red abierta.</text:p>
      <text:p text:style-name="P2"/>
      <text:p text:style-name="P2">Hemos proyectado ya algunos enlaces y estamos a la espera de conseguir la autorización para empezar construyendo un primer enlace.</text:p>
      <text:p text:style-name="P2"/>
      <text:p text:style-name="P2">Esperamos la activa participación y apoyo de la FABZ para la difusión de la red. Os enviamos distintos materiales de difusión que esperamos hagais llegar a las distintas asociaciones de vecinos de zaragoza para en un futuro cercano poder hacer un ciclo de charlas y talleres por los distintos barrios y que ya conozcan el proyecto y puedan difundirlo por el barrio.</text:p>
      <text:p text:style-name="P2"/>
      <text:p text:style-name="P2">Si la FABZ y la sede actual lo permite sería idóneo el montaje de un nodo o supernodo para aumentar el radio de accion de la red y que el resto de vecinos se anime a participar.</text:p>
      <text:p text:style-name="P2"/>
      <text:p text:style-name="P2">Para cualquier duda o inquietud que pueda surgiros podeis escribirnos a <text:a xlink:type="simple" xlink:href="mailto:aragon@guifi.net">aragon@guifi.net</text:a></text:p>
      <text:p text:style-name="P2"/>
      <text:p text:style-name="P2"><text:soft-page-break/></text:p>
      <text:h text:style-name="Heading_20_2" text:outline-level="2">Recursos útiles</text:h>
      <text:p text:style-name="P3"/>
      <text:p text:style-name="P3">Información - http://guifi.net/es/tracker</text:p>
      <text:p text:style-name="P3">Unirse a guifi.net - http://guifi.net/es/trespasos</text:p>
      <text:p text:style-name="P3">Mapas de cobertura - http://guifi.net/es/maps</text:p>
      <text:p text:style-name="P3">Servicios en la red - http://guifi.net/es/node/3671/view/services</text:p>
      <text:p text:style-name="P3">Documentación - http://guifi.net/es/ESDocs <text:s/>en http://es.wiki.guifi.net y <text:a xlink:type="simple" xlink:href="http://wiki.guifi.net/wiki/Documentació_de_guifi.net">http://wiki.guifi.net/wiki/Documentación_de_guifi.net</text:a></text:p>
      <text:p text:style-name="P3"/>
      <text:h text:style-name="Heading_20_2" text:outline-level="2">Enlaces</text:h>
      <text:p text:style-name="P2">[1] http://guifi.net/es/maps</text:p>
      <text:p text:style-name="P2">[2] http://www.diagonalperiodico.net/Guifi-net-una-red-contra-la-brecha.html</text:p>
      <text:p text:style-name="P2">[3] http://guifi.net/es/guifi_zones</text:p>
      <text:p text:style-name="P2">[4] <text:a xlink:type="simple" xlink:href="http://guifi.net/es/ProcomunInalambrica">http://guifi.net/es/ProcomunInalambrica</text:a></text:p>
      <text:p text:style-name="P2">[5] <text:a xlink:type="simple" xlink:href="http://guifi.net/es/experiencias">http://guifi.net/es/experiencias</text:a></text:p>
      <text:p text:style-name="P2">[6] <text:s/>http://www.enruta.me/slides/guifi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FreeSans1" svg:font-family="FreeSans" style:font-family-generic="swiss"/>
    <style:font-face style:name="Nimbus Roman No9 L" svg:font-family="'Nimbus Roman No9 L'"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s" fo:country="ES"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fo:text-align="justify" style:justify-single-word="false" fo:keep-together="always" style:page-number="auto" fo:keep-with-next="always">
        <style:tab-stops/>
      </style:paragraph-properties>
      <style:text-properties style:font-name="Nimbus Roman No9 L" fo:font-size="14pt" fo:font-weight="normal"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padding="0in" fo:border-left="none" fo:border-right="none" fo:border-top="none" fo:border-bottom="0.0035in solid #000000" style:shadow="none"/>
      <style:text-properties fo:font-size="16pt" fo:font-style="normal" fo:font-weight="bold" style:font-size-asian="14pt" style:font-style-asian="italic" style:font-weight-asian="normal"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0.0134in"/>
          <style:tab-stop style:position="3.3465in" style:type="center"/>
          <style:tab-stop style:position="6.6929in" style:type="right"/>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tab/><text:title>Propuesta de colaboración de guifi.net</text:title><text:tab/><text:tab/><text:page-number text:select-page="current">6</text:page-number>/<text:page-count>8</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08T00:34:57</meta:creation-date>
    <dc:date>2012-02-05T21:37:57</dc:date>
    <meta:editing-duration>PT2H32M27S</meta:editing-duration>
    <meta:editing-cycles>8</meta:editing-cycles>
    <meta:generator>LibreOffice/3.3$Unix LibreOffice_project/330m19$Build-202</meta:generator>
    <dc:title>Propuesta de colaboración de guifi.net</dc:title>
    <dc:creator>almul0 </dc:creator>
    <meta:document-statistic meta:table-count="0" meta:image-count="1" meta:object-count="0" meta:page-count="8" meta:paragraph-count="66" meta:word-count="1278" meta:character-count="8381"/>
  </office:meta>
</office:document-meta>
</file>